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4cm" svg:x="7cm" svg:y="17.5cm">
          <text:p text:style-name="P1"><text:span text:style-name="T1">Request</text:span></text:p>
          <text:p text:style-name="P1"><text:span text:style-name="T1">handling</text:span></text:p>
          <text:p text:style-name="P1"><text:span text:style-name="T2"/></text:p>
          <text:p text:style-name="P1"><text:span text:style-name="T3">PageFlow processing</text:span></text:p>
          <text:p text:style-name="P1"><text:span text:style-name="T3">ResultDocument creatio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3" draw:layer="layout" svg:width="4.5cm" svg:height="4cm" svg:x="14cm" svg:y="17.5cm">
          <text:p text:style-name="P1"><text:span text:style-name="T1">View</text:span></text:p>
          <text:p text:style-name="P1"><text:span text:style-name="T1">rendering</text:span></text:p>
          <text:p text:style-name="P1"><text:span text:style-name="T4"/></text:p>
          <text:p text:style-name="P1"><text:span text:style-name="T4">XSL transformatio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4" draw:layer="layout" svg:width="4.5cm" svg:height="4cm" svg:x="1.5cm" svg:y="17.5cm">
          <text:p text:style-name="P1"><text:span text:style-name="T1">Request </text:span></text:p>
          <text:p text:style-name="P1"><text:span text:style-name="T1">preprocessing</text:span></text:p>
          <text:p text:style-name="P1"><text:span text:style-name="T4"/></text:p>
          <text:p text:style-name="P1"><text:span text:style-name="T4">Session handling</text:span></text:p>
          <text:p text:style-name="P1"><text:span text:style-name="T4">Cachin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cm" svg:height="3.5cm" svg:x="5.5cm" svg:y="21cm">
          <text:p text:style-name="P6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cm" svg:height="3.5cm" svg:x="12.5cm" svg:y="21cm">
          <text:p text:style-name="P6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cm" svg:height="3.5cm" svg:x="18cm" svg:y="21cm">
          <text:p text:style-name="P6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1.556cm" svg:height="0.911cm" draw:transform="rotate (1.56241874638503) translate (6cm 24.055cm)">
          <draw:text-box>
            <text:p text:style-name="P6"><text:span text:style-name="T5">start</text:span></text:p>
          </draw:text-box>
        </draw:frame>
        <draw:frame draw:style-name="gr3" draw:text-style-name="P7" draw:layer="layout" svg:width="1.391cm" svg:height="0.911cm" draw:transform="rotate (1.5718435243458) translate (13.002cm 24cm)">
          <draw:text-box>
            <text:p text:style-name="P6"><text:span text:style-name="T5">end</text:span></text:p>
          </draw:text-box>
        </draw:frame>
        <draw:frame draw:style-name="gr3" draw:text-style-name="P8" draw:layer="layout" svg:width="2.873cm" svg:height="0.869cm" draw:transform="rotate (1.57411245237339) translate (18.51cm 24.6cm)">
          <draw:text-box>
            <text:p text:style-name="P6"><text:span text:style-name="T6">postren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l</meta:initial-creator>
    <meta:creation-date>2009-03-29T23:20:56</meta:creation-date>
    <dc:creator>ml</dc:creator>
    <dc:date>2009-03-30T23:27:34</dc:date>
    <meta:editing-cycles>3</meta:editing-cycles>
    <meta:editing-duration>PT22M23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